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edf6" officeooo:paragraph-rsid="0010edf6"/>
    </style:style>
    <style:style style:name="P2" style:family="paragraph" style:parent-style-name="Standard">
      <style:paragraph-properties>
        <style:tab-stops>
          <style:tab-stop style:position="0.82cm"/>
          <style:tab-stop style:position="3.969cm"/>
        </style:tab-stops>
      </style:paragraph-properties>
      <style:text-properties style:text-underline-style="solid" style:text-underline-width="auto" style:text-underline-color="font-color" officeooo:rsid="0010edf6" officeooo:paragraph-rsid="0010edf6"/>
    </style:style>
    <style:style style:name="T1" style:family="text">
      <style:text-properties officeooo:rsid="0011f9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lan of Work</text:span>.</text:p>
      <text:p text:style-name="P1"/>
      <text:p text:style-name="P1">Cricketers,batsmen,bowlers and fielders,in general have attributes like number of matches</text:p>
      <text:p text:style-name="P1">played,batting/bowling averages,boundaries scored or conceded ,dismissals etc. We aim to find the</text:p>
      <text:p text:style-name="P1">most and least relevant among these attributes based on previous match statistics.</text:p>
      <text:p text:style-name="P1"/>
      <text:p text:style-name="P1">Using data analytics will help us in this situation greatly.Techniques like linear/logistic</text:p>
      <text:p text:style-name="P1">regression and classification &amp; regression trees in R can be used in analysing our data.Every</text:p>
      <text:p text:style-name="P1">player's impact index(impact in the match) can also be calculated based on this.</text:p>
      <text:p text:style-name="P1"/>
      <text:p text:style-name="P1">IPL will be a good platform for our analysis because of the huge sample size(number of</text:p>
      <text:p text:style-name="P1">matches played).Also,only the league stage matches will be considered due to the factor of</text:p>
      <text:p text:style-name="P1">unpredictability in knock-outs.</text:p>
      <text:p text:style-name="P1"/>
      <text:p text:style-name="P1">Analysis will also be carried out on various IPL teams' auction strategies,esp. Rajasthan</text:p>
      <text:p text:style-name="P1">Royals as a case study.Their think-tank has confirmed use of moneyball techniques,and it will be</text:p>
      <text:p text:style-name="P1">interesting to understand their auction strategies.</text:p>
      <text:p text:style-name="P1"/>
      <text:p text:style-name="P1">The project will also aim at devising algorithms to select players based on their histories and</text:p>
      <text:p text:style-name="P1">team requirements.It will be tested on our test set selected randomly from our database,and</text:p>
      <text:p text:style-name="P1">accuracy will be calcula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23:28:24.678909169</meta:creation-date>
    <dc:date>2015-04-12T23:31:07.582032441</dc:date>
    <meta:editing-duration>PT14S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16" meta:word-count="178" meta:character-count="1216" meta:non-whitespace-character-count="1040"/>
  </office:meta>
</office:document-meta>
</file>